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85a25" officeooo:paragraph-rsid="00085a25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page"/>
      <style:text-properties fo:font-size="14pt" fo:font-weight="bold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fo:font-weight="bold" officeooo:paragraph-rsid="00085a2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officeooo:paragraph-rsid="0006a8a0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fo:font-size="14pt" officeooo:paragraph-rsid="0006a8a0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officeooo:rsid="00085a25" officeooo:paragraph-rsid="00085a25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officeooo:rsid="0013e698" officeooo:paragraph-rsid="0013e698" style:font-size-asian="14pt" style:font-size-complex="14pt"/>
    </style:style>
    <style:style style:name="T1" style:family="text">
      <style:text-properties officeooo:rsid="0006a8a0"/>
    </style:style>
    <style:style style:name="T2" style:family="text">
      <style:text-properties officeooo:rsid="00076c79"/>
    </style:style>
    <style:style style:name="T3" style:family="text">
      <style:text-properties officeooo:rsid="00085a25"/>
    </style:style>
    <style:style style:name="T4" style:family="text">
      <style:text-properties officeooo:rsid="00120341"/>
    </style:style>
    <style:style style:name="T5" style:family="text">
      <style:text-properties officeooo:rsid="0013e69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İHTARNAME</text:p>
      <text:p text:style-name="P5"/>
      <text:p text:style-name="P5"/>
      <text:p text:style-name="P5"/>
      <text:p text:style-name="P3">İHTAR EDEN <text:span text:style-name="T1">( KİRALAYAN )</text:span><text:tab/>: <text:span text:style-name="T2">Ali Umut BALCI </text:span></text:p>
      <text:p text:style-name="P5">Adres<text:tab/><text:tab/><text:tab/><text:tab/><text:tab/><text:tab/>: <text:span text:style-name="T1">İsmail Altıngövde Cad No:21-A TOKAT</text:span></text:p>
      <text:p text:style-name="P4"><text:span text:style-name="T5">İHTAR EDİLEN</text:span> <text:span text:style-name="T1">( KİRACI )</text:span> <text:tab/>: <text:span text:style-name="T2">Dursun DURMUŞ (471 3724 3078)</text:span></text:p>
      <text:p text:style-name="P6">Adres<text:tab/><text:tab/><text:tab/><text:tab/><text:tab/><text:tab/>: <text:span text:style-name="T1">İsmail Altıngövde Cad. Niğdeli Hurdacılık <text:tab/><text:tab/><text:tab/><text:tab/><text:tab/><text:tab/> <text:s/>yanı No:21-D TOKAT</text:span></text:p>
      <text:p text:style-name="P5"/>
      <text:p text:style-name="P5">KONU <text:tab/><text:tab/><text:tab/><text:tab/><text:tab/>: Kira <text:span text:style-name="T4">sözleşmesinin yenilenmeyeceği</text:span></text:p>
      <text:p text:style-name="P5"/>
      <text:p text:style-name="P5">AÇIKLAMALAR <text:tab/><text:tab/><text:tab/>:</text:p>
      <text:p text:style-name="P6"/>
      <text:p text:style-name="P7"><text:span text:style-name="T1"><text:tab/>KİRALAYAN ‘a</text:span> ait taşınmazda <text:span text:style-name="T1">25 EKİM 2018</text:span> <text:span text:style-name="T1">t</text:span>arihli <text:span text:style-name="T2">ve 2019-1031002 </text:span><text:s/>yazılı kira mukavelesi gereği <text:span text:style-name="T1">KİRACI</text:span> olarak oturmaktasınız.</text:p>
      <text:p text:style-name="P7"/>
      <text:p text:style-name="P7"><text:tab/><text:span text:style-name="T5">Kira sözleşmesi 30.10.2019 tarihinde son bulacaktır. İşbu kira sözleşmesi tarafımızca bitiş tarihinden sonra yenilenmeyecektir. Aramızdaki kira ilişkisi 30.10.2019 tarihi itibarı ile kalmayacağı, kiralananın tahliye edilmesi ihtaren bildirilir. <text:s text:c="3"/>07.10.2019</text:span></text:p>
      <text:p text:style-name="P7"/>
      <text:p text:style-name="P7"/>
      <text:p text:style-name="P5"/>
      <text:p text:style-name="P5"><text:tab/><text:tab/><text:tab/><text:tab/><text:tab/><text:tab/><text:tab/><text:tab/><text:tab/>İhtar Eden </text:p>
      <text:p text:style-name="P8"><text:tab/><text:tab/><text:tab/><text:tab/><text:tab/><text:tab/><text:tab/><text:tab/><text:tab/>Ali Umut BALCI</text:p>
      <text:p text:style-name="P5"/>
      <text:p text:style-name="P5"/>
      <text:p text:style-name="P9"><text:tab/></text:p>
      <text:p text:style-name="P9"/>
      <text:p text:style-name="P9"/>
      <text:p text:style-name="P9"/>
      <text:p text:style-name="P9"><text:tab/>İşbu ihtarname 3 adet düzenlenmiş olup, bir adeti onaylayan sayın noterde, bir adeti muhataba, tebliğ şerhi havi bir sureti tarafıma verilmek üzere düzenlenmiştir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20:55.651580579</meta:creation-date>
    <dc:date>2019-10-07T10:14:33.548640675</dc:date>
    <meta:editing-duration>PT40M39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118" meta:character-count="891" meta:non-whitespace-character-count="730"/>
  </office:meta>
</office:document-meta>
</file>